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0.66mm" table:align="center" style:writing-mode="lr-tb"/>
    </style:style>
    <style:style style:name="Table1.A" style:family="table-column">
      <style:table-column-properties style:column-width="84.46mm"/>
    </style:style>
    <style:style style:name="Table1.B" style:family="table-column">
      <style:table-column-properties style:column-width="76.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size="8pt" fo:language="es" fo:country="MX" style:font-size-asian="8pt" style:font-size-complex="8pt"/>
    </style:style>
    <style:style style:name="P3" style:family="paragraph" style:parent-style-name="Standard">
      <style:text-properties style:font-name="Arial1" fo:language="es" fo:country="MX"/>
    </style:style>
    <style:style style:name="P4" style:family="paragraph" style:parent-style-name="Standard">
      <style:paragraph-properties style:snap-to-layout-grid="false"/>
      <style:text-properties style:font-name="Arial1" fo:language="es" fo:country="MX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2pt" fo:language="es" fo:country="MX" fo:font-weight="bold" style:font-size-asian="12pt" style:font-weight-asian="bold" style:font-size-complex="12pt"/>
    </style:style>
    <style:style style:name="T1" style:family="text">
      <style:text-properties fo:language="es" fo:country="MX"/>
    </style:style>
    <style:style style:name="T2" style:family="text">
      <style:text-properties officeooo:rsid="000a38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Yo te pudiera amar</text:p>
      <text:p text:style-name="P2">Carlos Bon C.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Hoy desperté,</text:p>
            <text:p text:style-name="P3">Y me pregunté</text:p>
            <text:p text:style-name="P3">Si me amarías o algún día</text:p>
            <text:p text:style-name="P3"/>
            <text:p text:style-name="P3">Pero no sé,</text:p>
            <text:p text:style-name="P3">No me atrevo a creer</text:p>
            <text:p text:style-name="P3">Que exista algo muy dentro de <text:span text:style-name="T2">ti</text:span></text:p>
            <text:p text:style-name="P3"/>
            <text:p text:style-name="P3">No,</text:p>
            <text:p text:style-name="P3">No quiero ilusionarme,</text:p>
            <text:p text:style-name="P3">Más no puedo olvidarte.</text:p>
            <text:p text:style-name="P3"/>
            <text:p text:style-name="P3">No se si yo</text:p>
            <text:p text:style-name="P3">Continuaré</text:p>
            <text:p text:style-name="P3">Con mi camino tan aburrido</text:p>
            <text:p text:style-name="P3"/>
            <text:p text:style-name="P3">O si tal vez</text:p>
            <text:p text:style-name="P1"><text:span text:style-name="T1">Ese o</text:span><text:span text:style-name="T1">scuro gris será</text:span></text:p>
            <text:p text:style-name="P3">Tan colorido el recorrido</text:p>
            <text:p text:style-name="P3"/>
            <text:p text:style-name="P3">No,</text:p>
            <text:p text:style-name="P3">No quiero ilusionarme,</text:p>
            <text:p text:style-name="P3">Más no puedo olvidarte.</text:p>
            <text:p text:style-name="P3"/>
            <text:p text:style-name="P3">Yo te pudiera amar</text:p>
            <text:p text:style-name="P3">Y contigo soñar</text:p>
            <text:p text:style-name="P3">Por el cielo navegar</text:p>
            <text:p text:style-name="P3">Y ser tu tierra, ser tu mar</text:p>
            <text:p text:style-name="P3"/>
            <text:p text:style-name="P3">Yo te pudiera amar</text:p>
            <text:p text:style-name="P3">Y nunca olvidar</text:p>
            <text:p text:style-name="P3">Lo que tu eres para siempre</text:p>
            <text:p text:style-name="P3">Algo imposible de alcanzar.</text:p>
            <text:p text:style-name="P3"/>
            <text:p text:style-name="P3">Pensado en ti,</text:p>
            <text:p text:style-name="P3">Es imposible llorar</text:p>
            <text:p text:style-name="P3">Con tu recuerdo vivo me siento</text:p>
            <text:p text:style-name="P3"/>
            <text:p text:style-name="P3">Soñando que</text:p>
            <text:p text:style-name="P3">Yo soy parte de tu ser</text:p>
            <text:p text:style-name="P3">Y que tu piensas constantemente en mi</text:p>
            <text:p text:style-name="P3"/>
          </table:table-cell>
          <table:table-cell table:style-name="Table1.A1" office:value-type="string">
            <text:p text:style-name="P4">No,</text:p>
            <text:p text:style-name="P3">No quiero ilusionarme,</text:p>
            <text:p text:style-name="P3">Más no puedo olvidarte.</text:p>
            <text:p text:style-name="P3"/>
            <text:p text:style-name="P3">Yo te pudiera amar</text:p>
            <text:p text:style-name="P3">Y contigo soñar</text:p>
            <text:p text:style-name="P3">Por el cielo navegar</text:p>
            <text:p text:style-name="P3">Y ser tu tierra, ser tu mar</text:p>
            <text:p text:style-name="P3"/>
            <text:p text:style-name="P3">Yo te pudiera amar</text:p>
            <text:p text:style-name="P3">Y nunca olvidar</text:p>
            <text:p text:style-name="P3">Lo que tu eres para siempre</text:p>
            <text:p text:style-name="P3">Algo imposible de alcanzar.</text:p>
            <text:p text:style-name="P3"/>
            <text:p text:style-name="P3">La posibilidad</text:p>
            <text:p text:style-name="P3">De contigo vivir</text:p>
            <text:p text:style-name="P3">Hoy está cerca de mí pues,</text:p>
            <text:p text:style-name="P3">Me quieres tu a mí</text:p>
            <text:p text:style-name="P3"/>
            <text:p text:style-name="P3">Yo te pudiera amar</text:p>
            <text:p text:style-name="P3">Y contigo soñar</text:p>
            <text:p text:style-name="P3">Por el cielo navegar</text:p>
            <text:p text:style-name="P3">Y ser tu tierra, ser tu mar</text:p>
            <text:p text:style-name="P3"/>
            <text:p text:style-name="P3">Yo te pudiera amar</text:p>
            <text:p text:style-name="P3">Y nunca olvidar</text:p>
            <text:p text:style-name="P3">Lo que tu eres para siempre</text:p>
            <text:p text:style-name="P3">Algo imposible de alcanzar.</text:p>
            <text:p text:style-name="P3"/>
            <text:p text:style-name="P3">Yo te pudiera amar</text:p>
            <text:p text:style-name="P3">Y contigo soñar</text:p>
            <text:p text:style-name="P3">Por el cielo navegar</text:p>
            <text:p text:style-name="P3">Y ser tu tierra, ser tu mar</text:p>
            <text:p text:style-name="P3"/>
            <text:p text:style-name="P3">Yo te pudiera amar</text:p>
            <text:p text:style-name="P3">Y nunca olvidar</text:p>
            <text:p text:style-name="P3">Lo que tu eres para siempre</text:p>
            <text:p text:style-name="P3">Algo imposible que alcancé….</text:p>
            <text:p text:style-name="P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9.53mm" fo:margin-bottom="15.86mm" fo:margin-left="12.7mm" fo:margin-right="16.33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Renich</meta:initial-creator>
    <meta:creation-date>2004-05-09T18:07:00</meta:creation-date>
    <dc:creator>Renich Bon Ciric</dc:creator>
    <dc:date>2013-01-21T03:39:19</dc:date>
    <meta:editing-cycles>9</meta:editing-cycles>
    <meta:editing-duration>PT13M31S</meta:editing-duration>
    <meta:document-statistic meta:table-count="1" meta:image-count="0" meta:object-count="0" meta:page-count="1" meta:paragraph-count="65" meta:word-count="262" meta:character-count="1269" meta:non-whitespace-character-count="1072"/>
    <meta:user-defined meta:name="Info 1"/>
    <meta:user-defined meta:name="Info 2"/>
    <meta:user-defined meta:name="Info 3"/>
    <meta:user-defined meta:name="Info 4"/>
  </office:meta>
</office:document-meta>
</file>